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n almost any event that requires an investigation and analysis of the situation, there are often a lot of confusing plot lines, missing pieces, and acts that simply don't add up. <text:s/>The point of the analysis is to fill in those missing pieces, connect the acts, and untangle the plotlines. <text:s/>One of the most critical steps in analyzing an event to try and make connections between parties is to be aware of their particular social networks. <text:s/>Benefits of including social networks in the analysis of an event include increased chances of discovering connections between people and events, better prospects of finding records of events that transcribed, and a more complete understanding of all events that transpired concerning investigated parties.</text:p>
      <text:p text:style-name="Standard"><text:tab/>These connections between individuals lie under the surface of obvious connections, such as dealings between corporations and public statements. <text:s/>They provide an extra dimension of critical insight as to possible motives and other information. <text:s/>While officially, a particular party may have nothing to do with another, the individuals who work for each party are more likely to have connections with one another, whether in the past or ongoing. <text:s/>This can lead to previously unseen insights on what could have taken place between the two parties. <text:s/>For example, in context with our cases, we had several instances where social networks had aided our investigations. <text:s/>In the first case, the link between Jack Devlin and Janet Graham (going to the same college), helped us understand why Janet might have used Jack's account for hacking into the F.B.I. database.</text:p>
      <text:p text:style-name="Standard"><text:tab/>By including interactions between these individuals, it is possible to uncover more information that can be used for the investigation. <text:s/>When people talk amongst themselves, they tend to include more about themselves, such as issues they might have had, things they may have done, and information they know about others. <text:s/>Because of this, the prospect of finding an event critical to the analytical investigation is much higher when including social networks. <text:s/>As another example, in our second case, the social networks we found in the GoldmanSachs' employee's personal correspondence helped us connect the drastic drop of the NYSE with the perpetrator, Emanon and Janet Graham.</text:p>
      <text:p text:style-name="Standard"><text:tab/>The combination of the connections and records leads to more complete understanding of the full picture behind an event. <text:s/>With this full understanding, it then becomes possible to rule out or expand upon possible involvement by suspected parties, as the social networks reveal much of the possible motives and means for involvement.</text:p>
      <text:p text:style-name="Standard"><text:tab/>The underlying connections between people and records of what they have done or said combined is that critical stage of putting together the big picture of what happened in the event. <text:s/>It is the most immerse and complete part of determining what took place and why, and therefore it is the key in analytical investigation of most any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5T21:17:19</meta:creation-date>
    <dc:date>2012-07-26T01:04:55</dc:date>
    <dc:creator>Cyber Discovery</dc:creator>
    <meta:editing-duration>PT00H18M20S</meta:editing-duration>
    <meta:editing-cycles>1</meta:editing-cycles>
    <meta:generator>OpenOffice.org/3.2$Linux OpenOffice.org_project/320m12$Build-9483</meta:generator>
    <meta:document-statistic meta:table-count="0" meta:image-count="0" meta:object-count="0" meta:page-count="1" meta:paragraph-count="5" meta:word-count="471" meta:character-count="2964"/>
  </office:meta>
</office:document-meta>
</file>